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table:style-name="ce3"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table:style-name="ce3"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table:style-name="ce3"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1:16:43.589423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1-21T11:20:28.347786732</dc:date>
    <meta:editing-duration>PT3H21M22S</meta:editing-duration>
    <meta:editing-cycles>24</meta:editing-cycles>
    <meta:generator>LibreOffice/6.0.7.3$Linux_X86_64 LibreOffice_project/00m0$Build-3</meta:generator>
    <meta:document-statistic meta:table-count="1" meta:cell-count="143" meta:object-count="0"/>
  </office:meta>
</office:document-meta>
</file>